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200%"/>
      <style:text-properties fo:color="#000000" style:font-name="Times New Roman" fo:font-size="12pt" style:font-size-asian="12pt"/>
    </style:style>
    <style:style style:name="P2" style:family="paragraph" style:parent-style-name="Standard" style:master-page-name="Standard">
      <style:paragraph-properties fo:margin-top="0in" fo:margin-bottom="0in" fo:line-height="200%" style:page-number="auto"/>
      <style:text-properties fo:color="#000000" style:font-name="Times New Roman" fo:font-size="12pt" style:font-size-asian="12pt"/>
    </style:style>
    <style:style style:name="P3" style:family="paragraph" style:parent-style-name="Standard">
      <style:paragraph-properties fo:margin-top="0in" fo:margin-bottom="0in" fo:line-height="200%"/>
      <style:text-properties fo:color="#000000" style:font-name="Times New Roman" fo:font-size="12pt" style:font-size-asian="12pt"/>
    </style:style>
    <style:style style:name="P4" style:family="paragraph" style:parent-style-name="Standard">
      <style:paragraph-properties fo:margin-top="0in" fo:margin-bottom="0in" fo:line-height="200%" fo:text-align="center" style:justify-single-word="false"/>
      <style:text-properties fo:color="#000000" style:font-name="Times New Roman" fo:font-size="12pt" style:font-size-asian="12pt"/>
    </style:style>
    <style:style style:name="P5" style:family="paragraph" style:parent-style-name="Standard">
      <style:paragraph-properties fo:margin-top="0in" fo:margin-bottom="0in" fo:line-height="200%" fo:text-align="start" style:justify-single-word="false"/>
      <style:text-properties fo:color="#000000" style:font-name="Times New Roman" fo:font-size="12pt" style:font-size-asian="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 McDade</text:p>
      <text:p text:style-name="P1">Honors Colloquium</text:p>
      <text:p text:style-name="P1">Dr. Luis Proenza</text:p>
      <text:p text:style-name="P1">Writing Assignment 3</text:p>
      <text:p text:style-name="P1">October 11, 2017</text:p>
      <text:p text:style-name="P4">The Current State of Self-Driving Vehicles</text:p>
      <text:p text:style-name="P5"><text:tab/>Self-driving cars are still somewhat taboo in today's society. People are not completely comfortable with the idea of cars being completely autonomous. It's important what the public thinks about self-driving cars, because it has a large influence on how quickly the technology is developed and adopted. Most problems and inefficiencies in today's highways and parking lots would be solved by autonomous vehicles. A large number of car companies have made statements giving specific year deadlines as to when they will have self-driving cars on the road, all of which have been in the next five years (Walker, 2017). </text:p>
      <text:p text:style-name="P5"><text:tab/>The government's role in this process has so far been to approve laws relating to self-driving vehicles. 21 states so far have enacted policy relating to autonomous vehicles, whether that be approving or restricting the use of them (N/A, 2017). It seems to be a topic that both democrats and republicans agree upon is beneficial, which will help the technology be adopted in the United States. The main barriers of the driver-less cars coming to market currently are cost and legislation; The technology is already there. Self-driving cars have already driven coast to coast with a driver monitoring the automated system. </text:p>
      <text:p text:style-name="P5"><text:tab/>Personally, I cannot wait to see this technology after all the problems with it have been solved, and it is completely implemented in our society. There are still so many issues involving ethics and liability of accidents that have yet to receive a valid solution, and seeing them be solved in the coming years will be very exciting. It's amazing to think that in less than 10 years, I'll be able to get from point A to point B by asking my car to take me somewhere. Many industries will be revolutionized by <text:soft-page-break/>technology like this, and much more will be indirectly affected than we know right now. Every impact can't be seen immediately. We will see where it takes us!</text:p>
      <text:p text:style-name="P5"/>
      <text:p text:style-name="P5"/>
      <text:p text:style-name="P4">References</text:p>
      <text:p text:style-name="P5">N/A. <text:span text:style-name="T2">“</text:span><text:span text:style-name="T1">Autonomous Vehicles | Self-Driving Vehicles Enacted </text:span><text:span text:style-name="T2">Legislation”.</text:span><text:span text:style-name="T1"> </text:span><text:span text:style-name="T2">2017</text:span></text:p>
      <text:p text:style-name="P5">Howard, Daniel. “<text:span text:style-name="T1">Public Perceptions of Self-driving Cars: The Case of Berkeley, California</text:span>”. 2014</text:p>
      <text:p text:style-name="P5">Walker, Jon. <text:span text:style-name="T2">“</text:span><text:span text:style-name="T1">The Self-Driving Car Timeline – Predictions from the Top 11 Global Automakers</text:span><text:span text:style-name="T2">”.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McDade</meta:initial-creator>
    <meta:creation-date>2017-10-11T10:52:19</meta:creation-date>
    <meta:document-statistic meta:table-count="0" meta:image-count="0" meta:object-count="0" meta:page-count="2" meta:paragraph-count="13" meta:word-count="377" meta:character-count="2312"/>
    <dc:date>2017-10-11T12:24:03.88</dc:date>
    <dc:creator>Matthew McDade</dc:creator>
    <meta:editing-duration>PT14M53S</meta:editing-duration>
    <meta:editing-cycles>1</meta:editing-cycles>
    <meta:generator>OpenOffice/4.1.1$Win32 OpenOffice.org_project/411m6$Build-9775</meta:generator>
  </office:meta>
</office:document-meta>
</file>